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ffffff" draw:opacity="100%" draw:textarea-horizontal-align="justify" draw:textarea-vertical-align="top" draw:auto-grow-height="false" fo:min-height="8.035cm" fo:min-width="8.1cm" fo:padding-top="0.014cm" fo:padding-bottom="0.014cm" fo:padding-left="0.014cm" fo:padding-right="0.014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76cm" fo:min-width="0.305cm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none" draw:fill-color="#ffffff" fo:min-height="0.63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2.919cm" fo:min-width="6.576cm" fo:padding-top="0.014cm" fo:padding-bottom="0.014cm" fo:padding-left="0.014cm" fo:padding-right="0.01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3.404cm" fo:min-width="7.553cm" fo:padding-top="0.014cm" fo:padding-bottom="0.014cm" fo:padding-left="0.014cm" fo:padding-right="0.01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1.565cm" fo:min-width="6.576cm" fo:padding-top="0.014cm" fo:padding-bottom="0.014cm" fo:padding-left="0.014cm" fo:padding-right="0.01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669cm" fo:min-width="2.893cm" fo:padding-top="0.014cm" fo:padding-bottom="0.014cm" fo:padding-left="0.014cm" fo:padding-right="0.01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1cm" fo:min-width="1.623cm" fo:padding-top="0.014cm" fo:padding-bottom="0.014cm" fo:padding-left="0.014cm" fo:padding-right="0.01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cm" fo:min-width="1.317cm" fo:padding-top="0.014cm" fo:padding-bottom="0.014cm" fo:padding-left="0.014cm" fo:padding-right="0.01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61cm" fo:min-width="2.385cm" fo:padding-top="0.014cm" fo:padding-bottom="0.014cm" fo:padding-left="0.014cm" fo:padding-right="0.01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67cm" fo:min-width="2.866cm" fo:padding-top="0.014cm" fo:padding-bottom="0.014cm" fo:padding-left="0.014cm" fo:padding-right="0.014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2.46cm" fo:min-width="0.295cm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382cm" fo:min-width="0.443cm" fo:padding-top="0.009cm" fo:padding-bottom="0.009cm" fo:padding-left="0.009cm" fo:padding-right="0.009cm"/>
    </style:style>
    <style:style style:name="gr1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316cm" fo:min-width="2.268cm" fo:padding-top="0.009cm" fo:padding-bottom="0.009cm" fo:padding-left="0.009cm" fo:padding-right="0.00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363cm" fo:min-width="4.936cm" fo:padding-top="0.009cm" fo:padding-bottom="0.009cm" fo:padding-left="0.009cm" fo:padding-right="0.009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421cm" fo:padding-top="0.009cm" fo:padding-bottom="0.009cm" fo:padding-left="0.009cm" fo:padding-right="0.009cm"/>
    </style:style>
    <style:style style:name="gr1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47cm" fo:min-width="1.398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316cm" fo:min-width="3.284cm" fo:padding-top="0.009cm" fo:padding-bottom="0.009cm" fo:padding-left="0.009cm" fo:padding-right="0.009cm"/>
    </style:style>
    <style:style style:name="gr20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2cm" fo:min-width="1.315cm" fo:padding-top="0.014cm" fo:padding-bottom="0.014cm" fo:padding-left="0.014cm" fo:padding-right="0.014cm"/>
    </style:style>
    <style:style style:name="gr21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2cm" fo:min-width="1.315cm" fo:padding-top="0.014cm" fo:padding-bottom="0.014cm" fo:padding-left="0.014cm" fo:padding-right="0.014cm"/>
    </style:style>
    <style:style style:name="P1" style:family="paragraph">
      <loext:graphic-properties draw:fill="none"/>
      <style:paragraph-properties fo:text-align="center"/>
      <style:text-properties style:font-name="Liberation Serif"/>
    </style:style>
    <style:style style:name="P2" style:family="paragraph"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solid" draw:fill-color="#ffffff" draw:opacity="100%"/>
      <style:paragraph-properties fo:text-align="start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dddddd" draw:opacity="100%"/>
      <style:paragraph-properties fo:text-align="start"/>
      <style:text-properties style:font-name="Liberation Serif" fo:font-size="8pt" style:font-size-asian="6pt" style:font-size-complex="6pt"/>
    </style:style>
    <style:style style:name="P8" style:family="paragraph">
      <loext:graphic-properties draw:fill="solid" draw:fill-color="#cccccc" draw:opacity="100%"/>
      <style:paragraph-properties fo:text-align="start"/>
      <style:text-properties style:font-name="Liberation Serif" fo:font-size="8pt" style:font-size-asian="6pt" style:font-size-complex="6pt"/>
    </style:style>
    <style:style style:name="P9" style:family="paragraph">
      <style:paragraph-properties fo:text-align="center" style:text-autospace="none"/>
    </style:style>
    <style:style style:name="P10" style:family="paragraph">
      <loext:graphic-properties draw:fill="solid" draw:fill-color="#b2b2b2" draw:opacity="100%"/>
      <style:paragraph-properties fo:text-align="center" style:text-autospace="none"/>
      <style:text-properties fo:color="#000000" style:font-name="Liberation Serif" fo:font-size="10pt" style:font-name-asian="Monospace1" style:font-size-asian="10pt" style:font-name-complex="Monospace1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6pt" style:font-size-complex="6pt"/>
    </style:style>
    <style:style style:name="P13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14" style:family="paragraph">
      <loext:graphic-properties draw:fill-color="#cccccc"/>
      <style:paragraph-properties fo:text-align="center"/>
      <style:text-properties style:font-name="Liberation Serif"/>
    </style:style>
    <style:style style:name="P15" style:family="paragraph">
      <loext:graphic-properties draw:fill="solid" draw:fill-color="#cccccc" draw:opacity="100%"/>
      <style:paragraph-properties fo:text-align="start"/>
      <style:text-properties style:font-name="Liberation Serif" fo:font-size="6pt" style:font-size-asian="8pt" style:font-size-complex="8pt"/>
    </style:style>
    <style:style style:name="P16" style:family="paragraph">
      <loext:graphic-properties draw:fill-color="#dddddd"/>
      <style:paragraph-properties fo:text-align="center"/>
      <style:text-properties style:font-name="Liberation Serif"/>
    </style:style>
    <style:style style:name="P17" style:family="paragraph">
      <loext:graphic-properties draw:fill="solid" draw:fill-color="#cccccc" draw:opacity="100%"/>
      <style:paragraph-properties fo:text-align="start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 fo:font-size="8pt" style:font-size-asian="6pt" style:font-size-complex="6pt"/>
    </style:style>
    <style:style style:name="T4" style:family="text">
      <style:text-properties fo:color="#000000" style:font-name="Liberation Serif" fo:font-size="8pt" style:font-name-asian="Monospace1" style:font-size-asian="6pt" style:font-name-complex="Monospace1" style:font-size-complex="6pt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424cm" svg:y1="1.376cm" svg:x2="2.424cm" svg:y2="0cm">
          <text:p/>
        </draw:line>
        <draw:custom-shape draw:style-name="gr2" draw:text-style-name="P3" draw:layer="layout" svg:width="8.128cm" svg:height="8.063cm" svg:x="0.127cm" svg:y="0.762cm">
          <text:p text:style-name="P2"><text:span text:style-name="T1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45cm" svg:height="1.116cm" svg:x="5.71cm" svg:y="0.02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0.945cm" svg:height="0.637cm" svg:x="6.378cm" svg:y="0.238cm">
          <draw:text-box>
            <text:p><text:span text:style-name="T2">AXI-Lite</text:span></text:p>
          </draw:text-box>
        </draw:frame>
        <draw:custom-shape draw:style-name="gr5" draw:text-style-name="P7" draw:layer="layout" svg:width="6.604cm" svg:height="2.947cm" svg:x="0.889cm" svg:y="1.17cm">
          <text:p text:style-name="P6"><text:span text:style-name="T3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7.581cm" svg:height="3.432cm" svg:x="0.42cm" svg:y="5.146cm">
          <text:p text:style-name="P6"><text:span text:style-name="T3">Comp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6.604cm" svg:height="1.593cm" svg:x="0.635cm" svg:y="6.731cm">
          <text:p text:style-name="P6"><text:span text:style-name="T3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921cm" svg:height="0.697cm" svg:x="4.037cm" svg:y="7.23cm">
          <text:p text:style-name="P9"><text:span text:style-name="T4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651cm" svg:height="0.719cm" svg:x="1.821cm" svg:y="3.203cm">
          <text:p text:style-name="P11"><text:span text:style-name="T2">Hyper</text:span></text:p>
          <text:p text:style-name="P11"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345cm" svg:height="0.718cm" svg:x="5.137cm" svg:y="3.203cm">
          <text:p text:style-name="P11"><text:span text:style-name="T2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345cm" svg:height="0.718cm" svg:x="3.637cm" svg:y="3.203cm">
          <text:p text:style-name="P11"><text:span text:style-name="T2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413cm" svg:height="0.889cm" svg:x="4.055cm" svg:y="5.323cm">
          <text:p text:style-name="P11"><text:span text:style-name="T5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894cm" svg:height="0.698cm" svg:x="0.889cm" svg:y="7.229cm">
          <text:p text:style-name="P9"><text:span text:style-name="T4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0.762cm" svg:height="2.597cm" svg:x="1.905cm" svg:y="4.117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4" draw:layer="layout" svg:width="0.762cm" svg:height="0.508cm" svg:x="4.884cm" svg:y="6.214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5" draw:layer="layout" svg:width="2.286cm" svg:height="1.334cm" svg:x="1.291cm" svg:y="1.623cm">
          <text:p text:style-name="P6"><text:span text:style-name="T6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4.953cm" svg:height="1.016cm" svg:x="2.794cm" svg:y="4.131cm">
          <text:p text:style-name="P11"><text:span text:style-name="T5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7" draw:text-style-name="P4" draw:layer="layout" svg:width="1.643cm" svg:height="0.745cm" svg:x="7.239cm" svg:y="4.269cm">
          <text:p text:style-name="P11"><text:span text:style-name="T2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6" draw:layer="layout" svg:width="1.651cm" svg:height="0.675cm" svg:x="7.239cm" svg:y="7.274cm">
          <text:p text:style-name="P11"><text:span text:style-name="T2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0.945cm" svg:height="0.637cm" svg:x="2.595cm" svg:y="0.329cm">
          <draw:text-box>
            <text:p><text:span text:style-name="T2">Interrupt</text:span></text:p>
          </draw:text-box>
        </draw:frame>
        <draw:custom-shape draw:style-name="gr19" draw:text-style-name="P17" draw:layer="layout" svg:width="3.302cm" svg:height="1.334cm" svg:x="3.829cm" svg:y="1.624cm">
          <text:p text:style-name="P6"><text:span text:style-name="T2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1.343cm" svg:height="0.72cm" svg:x="4.039cm" svg:y="2.048cm">
          <text:p text:style-name="P11"><text:span text:style-name="T2">Quantized</text:span></text:p>
          <text:p text:style-name="P11"><text:span text:style-name="T2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1.343cm" svg:height="0.72cm" svg:x="5.539cm" svg:y="2.048cm">
          <text:p text:style-name="P11"><text:span text:style-name="T2">Quantized</text:span></text:p>
          <text:p text:style-name="P11"><text:span text:style-name="T2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1.343cm" svg:height="0.72cm" svg:x="1.742cm" svg:y="2.048cm">
          <text:p text:style-name="P11"><text:span text:style-name="T6">Custom</text:span></text:p>
          <text:p text:style-name="P11"><text:span text:style-name="T6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4:28:35.053582642</dc:date>
    <meta:editing-duration>PT4H42M20S</meta:editing-duration>
    <meta:editing-cycles>36</meta:editing-cycles>
    <meta:document-statistic meta:object-count="24"/>
  </office:meta>
</office:document-meta>
</file>